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lvedResource.get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Resource.getRevi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Resource.ResolvedResource( Resource res , String re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solvedR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lvedResource.getLastModi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